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11T10:05:58.5">
            <text:p>2019/11/11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18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2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21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37:42.42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9" office:value-type="string">
            <text:p>several locations</text:p>
          </table:table-cell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1T10:05:58.62">
            <text:p>2019/11/11 10:0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8)">
            <text:p>sn(41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8">
            <text:p>88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5">
            <text:p>5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1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3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2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3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4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44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1T10:05:56.09">
            <text:p>2019/11/11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0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1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2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3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84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5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9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96.348cm" draw:caption-point-x="-1.353cm" draw:caption-point-y="2.5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10];6;2)" office:value-type="string" office:string-value="09">
            <text:p>09</text:p>
          </table:table-cell>
          <table:table-cell table:formula="of:=MID([.F510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10];[.I510];&quot;-&quot;;LEFT([.G5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6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8)">
            <text:p>sn(41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1T10:05:59.25">
            <text:p>2019/11/11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6cm" draw:caption-point-x="-1.353cm" draw:caption-point-y="2.3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42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1T10:05:59.36">
            <text:p>2019/11/11 10:0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2" svg:width="2.899cm" svg:height="0.991cm" svg:x="21.948cm" svg:y="21.306cm" draw:caption-point-x="-0.672cm" draw:caption-point-y="0.25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1T10:05:59.49">
            <text:p>2019/11/11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72cm" draw:caption-point-x="-1.353cm" draw:caption-point-y="2.3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8)">
            <text:p>sn(41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1T10:05:59.58">
            <text:p>2019/11/11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96cm" draw:caption-point-x="-1.353cm" draw:caption-point-y="2.3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1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1T10:05:59.68">
            <text:p>2019/11/11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6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6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2019/11/11</text:date>, <text:time>10:05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11T10:05:57.92</dc:date>
    <dc:creator>iwabuchi ken</dc:creator>
    <meta:editing-duration>P3DT20H9M56S</meta:editing-duration>
    <meta:editing-cycles>420</meta:editing-cycles>
    <meta:generator>OpenOffice/4.1.3$Win32 OpenOffice.org_project/413m1$Build-9783</meta:generator>
    <meta:document-statistic meta:table-count="8" meta:cell-count="7109" meta:object-count="0"/>
    <meta:user-defined meta:name="sheets-banding"/>
    <meta:user-defined meta:name="sheets-original-selection"/>
  </office:meta>
</office:document-meta>
</file>